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 table:number-columns-repeated="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1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1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 table:number-columns-repeated="1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table:number-columns-repeated="1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table:number-columns-repeated="1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 table:number-columns-repeated="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12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Written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Written</text:p>
          </table:table-cell>
          <table:table-cell table:number-columns-repeated="1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1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6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9"/>
        </table:table-row>
        <table:table-row table:style-name="ro6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11"/>
        </table:table-row>
        <table:table-row table:style-name="ro6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12"/>
        </table:table-row>
        <table:table-row table:style-name="ro6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4:30:26.98783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07-22T23:30:45.847025674</dc:date>
    <meta:editing-duration>PT8H52M4S</meta:editing-duration>
    <meta:editing-cycles>2</meta:editing-cycles>
    <meta:document-statistic meta:table-count="1" meta:cell-count="85" meta:object-count="0"/>
  </office:meta>
</office:document-meta>
</file>